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826cm" fo:min-width="1.57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.094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18cm" svg:stroke-color="#000000" draw:marker-start="" draw:marker-start-width="0.227cm" draw:marker-end="" draw:marker-end-width="0.227cm" draw:fill="hatch" draw:fill-color="#000000" draw:fill-hatch-name="Black_20_45_20_Degrees" draw:opacity="100%" draw:textarea-horizontal-align="justify" draw:textarea-vertical-align="middle" draw:auto-grow-height="false" fo:min-height="0.045cm" fo:min-width="0cm" fo:padding-top="0.134cm" fo:padding-bottom="0.134cm" fo:padding-left="0.259cm" fo:padding-right="0.259cm"/>
    </style:style>
    <style:style style:name="gr4" style:family="graphic" style:parent-style-name="standard">
      <style:graphic-properties draw:stroke="none" draw:stroke-dash="Fine_20_Dashed" svg:stroke-color="#000000" draw:fill="hatch" draw:fill-color="#000000" draw:fill-hatch-name="Black_20_45_20_Degrees" draw:opacity="100%" draw:textarea-horizontal-align="justify" draw:textarea-vertical-align="middle" draw:auto-grow-height="false" fo:min-height="0.064cm" fo:min-width="0cm"/>
    </style:style>
    <style:style style:name="gr5" style:family="graphic" style:parent-style-name="standard">
      <style:graphic-properties draw:stroke="none" svg:stroke-color="#000000" draw:fill="hatch" draw:fill-color="#000000" draw:fill-hatch-name="Black_20_45_20_Degrees" draw:opacity="100%" draw:textarea-horizontal-align="justify" draw:textarea-vertical-align="middle" draw:auto-grow-height="false" fo:min-height="0.064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7cm" fo:min-width="0.577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hatch" draw:fill-color="#000000" draw:fill-hatch-name="Black_20_45_20_Degrees" draw:opacity="100%" draw:textarea-horizontal-align="justify" draw:textarea-vertical-align="middle" draw:auto-grow-height="false" fo:min-height="0.063cm" fo:min-width="0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78cm" fo:min-width="0.583cm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6cm" fo:min-width="0.577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Ultrafine_20_2_20_Dots_20_3_20_Dashes" svg:stroke-width="0.018cm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13cm" fo:min-width="0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742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hatch" draw:fill-color="#000000" draw:fill-hatch-name="Black_20_45_20_Degrees" draw:textarea-horizontal-align="justify" draw:textarea-vertical-align="middle" draw:auto-grow-height="false" fo:min-height="0.143cm" fo:min-width="0cm"/>
    </style:style>
    <style:style style:name="gr14" style:family="graphic" style:parent-style-name="standard">
      <style:graphic-properties draw:stroke="none" svg:stroke-color="#000000" draw:fill="hatch" draw:fill-color="#000000" draw:fill-hatch-name="Black_20_45_20_Degrees" draw:textarea-horizontal-align="justify" draw:textarea-vertical-align="middle" draw:auto-grow-height="false" fo:min-height="0.142cm" fo:min-width="0cm"/>
    </style:style>
    <style:style style:name="gr15" style:family="graphic" style:parent-style-name="standard">
      <style:graphic-properties draw:stroke="none" svg:stroke-color="#000000" draw:fill="none" draw:fill-color="#ffffff" fo:min-height="0.937cm"/>
    </style:style>
    <style:style style:name="gr16" style:family="graphic" style:parent-style-name="standard">
      <style:graphic-properties draw:stroke="none" svg:stroke-color="#000000" draw:fill="none" draw:fill-color="#ffffff" fo:min-height="0.518cm"/>
    </style:style>
    <style:style style:name="gr1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hatch" draw:fill-color="#000000" draw:fill-hatch-name="Black_20_45_20_Degrees" draw:opacity="10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hatch" draw:fill-color="#000000" draw:fill-hatch-name="Black_20_45_20_Degrees"/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Courier1" fo:font-size="15pt" style:font-size-asian="15pt" style:font-size-complex="15pt"/>
    </style:style>
    <style:style style:name="P8" style:family="paragraph">
      <loext:graphic-properties draw:fill="none" draw:fill-color="#ffffff"/>
      <style:text-properties style:font-name="Bitstream Charter" fo:font-size="12pt" fo:font-style="italic" style:font-size-asian="12pt" style:font-size-complex="12pt"/>
    </style:style>
    <style:style style:name="P9" style:family="paragraph">
      <loext:graphic-properties draw:fill="none" draw:fill-color="#ffffff"/>
      <style:text-properties style:font-name="Bitstream Charter" fo:font-size="12pt" fo:font-style="italic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Bitstream Charter" fo:font-size="12pt" fo:font-style="italic" style:font-size-asian="12pt" style:font-size-complex="12pt"/>
    </style:style>
    <style:style style:name="T2" style:family="text">
      <style:text-properties style:font-name="Bitstream Charter" fo:font-size="12pt" fo:font-style="italic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981cm" svg:height="2.982cm" svg:x="2.077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28cm" svg:height="0.157cm" svg:x="5.058cm" svg:y="3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28cm" svg:height="0.157cm" svg:x="1.449cm" svg:y="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1cm" svg:height="0.313cm" svg:x="1.449cm" svg:y="3.2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71cm" svg:height="0.314cm" svg:x="1.449cm" svg:y="2.7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471cm" svg:height="0.314cm" svg:x="5.215cm" svg:y="2.7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69cm" svg:height="0.707cm" svg:x="2.791cm" svg:y="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71cm" svg:height="0.313cm" svg:x="5.215cm" svg:y="3.2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Слой4" svg:width="1.569cm" svg:height="0.784cm" svg:x="2.783cm" svg:y="2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Слой4" svg:width="1.569cm" svg:height="0.706cm" svg:x="2.792cm" svg:y="2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Слой4" svg:x1="2.077cm" svg:y1="3.144cm" svg:x2="5.059cm" svg:y2="3.144cm">
          <text:p/>
        </draw:line>
        <draw:custom-shape draw:style-name="gr11" draw:text-style-name="P4" draw:layer="Слой4" svg:width="0.157cm" svg:height="1.491cm" svg:x="3.489cm" svg:y="1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Слой4" svg:width="0.157cm" svg:height="1.02cm" svg:x="3.489cm" svg:y="3.6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Слой4" svg:width="0.235cm" svg:height="0.393cm" svg:x="3.215cm" svg:y="4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Слой4" svg:width="0.236cm" svg:height="0.393cm" svg:x="3.685cm" svg:y="4.2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Слой4" svg:width="0.236cm" svg:height="0.392cm" svg:x="3.685cm" svg:y="1.6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Слой4" svg:width="0.235cm" svg:height="0.392cm" svg:x="3.215cm" svg:y="1.65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Слой4" svg:width="0.392cm" svg:height="1.187cm" svg:x="3.411cm" svg:y="4.713cm">
          <draw:text-box>
            <text:p/>
          </draw:text-box>
        </draw:frame>
        <draw:frame draw:style-name="gr15" draw:text-style-name="P7" draw:layer="Слой4" svg:width="0.706cm" svg:height="1.187cm" svg:x="3.254cm" svg:y="4.713cm">
          <draw:text-box>
            <text:p/>
          </draw:text-box>
        </draw:frame>
        <draw:frame draw:style-name="gr16" draw:text-style-name="P8" draw:layer="Слой4" svg:width="0.471cm" svg:height="0.768cm" svg:x="3.489cm" svg:y="2.673cm">
          <draw:text-box>
            <text:p><text:span text:style-name="T1">C</text:span></text:p>
          </draw:text-box>
        </draw:frame>
        <draw:frame draw:style-name="gr16" draw:text-style-name="P9" draw:layer="Слой4" svg:width="0.471cm" svg:height="0.768cm" svg:x="3.254cm" svg:y="4.526cm">
          <draw:text-box>
            <text:p><text:span text:style-name="T2">A</text:span></text:p>
          </draw:text-box>
        </draw:frame>
        <draw:frame draw:style-name="gr16" draw:text-style-name="P9" draw:layer="Слой4" svg:width="0.471cm" svg:height="0.768cm" svg:x="5.529cm" svg:y="2.908cm">
          <draw:text-box>
            <text:p><text:span text:style-name="T2">E</text:span></text:p>
          </draw:text-box>
        </draw:frame>
        <draw:frame draw:style-name="gr16" draw:text-style-name="P9" draw:layer="Слой4" svg:width="0.471cm" svg:height="0.768cm" svg:x="0.9cm" svg:y="2.83cm">
          <draw:text-box>
            <text:p><text:span text:style-name="T2">D</text:span></text:p>
          </draw:text-box>
        </draw:frame>
        <draw:frame draw:style-name="gr16" draw:text-style-name="P8" draw:layer="Слой4" svg:width="0.471cm" svg:height="0.768cm" svg:x="3.96cm" svg:y="3.349cm">
          <draw:text-box>
            <text:p><text:span text:style-name="T1">M</text:span></text:p>
          </draw:text-box>
        </draw:frame>
        <draw:frame draw:style-name="gr16" draw:text-style-name="P9" draw:layer="Слой4" svg:width="0.471cm" svg:height="0.768cm" svg:x="3.229cm" svg:y="1.032cm">
          <draw:text-box>
            <text:p><text:span text:style-name="T2">B</text:span></text:p>
          </draw:text-box>
        </draw:frame>
        <draw:line draw:style-name="gr17" draw:text-style-name="P10" draw:layer="layout" svg:x1="3.45cm" svg:y1="2.045cm" svg:x2="3.45cm" svg:y2="1.653cm">
          <text:p/>
        </draw:line>
        <draw:line draw:style-name="gr17" draw:text-style-name="P10" draw:layer="layout" svg:x1="3.685cm" svg:y1="2.045cm" svg:x2="3.685cm" svg:y2="1.653cm">
          <text:p/>
        </draw:line>
        <draw:line draw:style-name="gr17" draw:text-style-name="P10" draw:layer="layout" svg:x1="5.215cm" svg:y1="3.262cm" svg:x2="5.686cm" svg:y2="3.262cm">
          <text:p/>
        </draw:line>
        <draw:line draw:style-name="gr17" draw:text-style-name="P10" draw:layer="layout" svg:x1="5.215cm" svg:y1="3.026cm" svg:x2="5.686cm" svg:y2="3.026cm">
          <text:p/>
        </draw:line>
        <draw:line draw:style-name="gr17" draw:text-style-name="P10" draw:layer="layout" svg:x1="3.685cm" svg:y1="4.635cm" svg:x2="3.685cm" svg:y2="4.243cm">
          <text:p/>
        </draw:line>
        <draw:line draw:style-name="gr17" draw:text-style-name="P10" draw:layer="layout" svg:x1="3.45cm" svg:y1="4.243cm" svg:x2="3.45cm" svg:y2="4.635cm">
          <text:p/>
        </draw:line>
        <draw:line draw:style-name="gr17" draw:text-style-name="P10" draw:layer="layout" svg:x1="1.449cm" svg:y1="3.262cm" svg:x2="1.92cm" svg:y2="3.262cm">
          <text:p/>
        </draw:line>
        <draw:line draw:style-name="gr17" draw:text-style-name="P10" draw:layer="layout" svg:x1="1.449cm" svg:y1="3.026cm" svg:x2="1.92cm" svg:y2="3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2:54:44.900688000</meta:creation-date>
    <dc:date>2017-06-14T09:53:40.813292370</dc:date>
    <meta:editing-duration>PT16M57S</meta:editing-duration>
    <meta:editing-cycles>4</meta:editing-cycles>
    <meta:generator>LibreOffice/5.1.6.2$Linux_X86_64 LibreOffice_project/10m0$Build-2</meta:generator>
    <meta:document-statistic meta:object-count="33"/>
  </office:meta>
</office:document-meta>
</file>